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ash - Open - Linear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des</text:p>
          </table:table-cell>
          <table:table-cell office:value-type="string" calcext:value-type="string">
            <text:p>Execució</text:p>
          </table:table-cell>
          <table:table-cell office:value-type="string" calcext:value-type="string">
            <text:p>Ins. Salts</text:p>
          </table:table-cell>
          <table:table-cell office:value-type="string" calcext:value-type="string">
            <text:p>Ins. Errors</text:p>
          </table:table-cell>
          <table:table-cell office:value-type="string" calcext:value-type="string">
            <text:p>Ins. Temps</text:p>
          </table:table-cell>
          <table:table-cell office:value-type="string" calcext:value-type="string">
            <text:p>Cer. Temps</text:p>
          </table:table-cell>
          <table:table-cell office:value-type="string" calcext:value-type="string">
            <text:p>Cer. Temps T.</text:p>
          </table:table-cell>
          <table:table-cell office:value-type="string" calcext:value-type="string">
            <text:p>Cer. Temps !T.</text:p>
          </table:table-cell>
          <table:table-cell/>
          <table:table-cell office:value-type="string" calcext:value-type="string">
            <text:p>Dades</text:p>
          </table:table-cell>
          <table:table-cell office:value-type="string" calcext:value-type="string">
            <text:p>Ins. Salts</text:p>
          </table:table-cell>
          <table:table-cell office:value-type="string" calcext:value-type="string">
            <text:p>Ins. Errors</text:p>
          </table:table-cell>
          <table:table-cell office:value-type="string" calcext:value-type="string">
            <text:p>Ins. Temps</text:p>
          </table:table-cell>
          <table:table-cell office:value-type="string" calcext:value-type="string">
            <text:p>Cer. Temps</text:p>
          </table:table-cell>
          <table:table-cell office:value-type="string" calcext:value-type="string">
            <text:p>Cer. Temps T.</text:p>
          </table:table-cell>
          <table:table-cell office:value-type="string" calcext:value-type="string">
            <text:p>Cer. Temps !T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9" calcext:value-type="float">
            <text:p>0,009</text:p>
          </table:table-cell>
          <table:table-cell/>
          <table:table-cell office:value-type="float" office:value="1" calcext:value-type="float">
            <text:p>1</text:p>
          </table:table-cell>
          <table:table-cell table:formula="of:=(SUM([.C2:.C6])/5)" office:value-type="float" office:value="4" calcext:value-type="float">
            <text:p>4</text:p>
          </table:table-cell>
          <table:table-cell table:formula="of:=(SUM([.D2:.D6])/5)" office:value-type="float" office:value="0" calcext:value-type="float">
            <text:p>0</text:p>
          </table:table-cell>
          <table:table-cell table:formula="of:=(SUM([.E2:.E6])/5)" office:value-type="float" office:value="0.0016" calcext:value-type="float">
            <text:p>0,0016</text:p>
          </table:table-cell>
          <table:table-cell table:formula="of:=(SUM([.F2:.F6])/5)" office:value-type="float" office:value="0.0156" calcext:value-type="float">
            <text:p>0,0156</text:p>
          </table:table-cell>
          <table:table-cell table:formula="of:=(SUM([.G2:.G6])/5)" office:value-type="float" office:value="0.0024" calcext:value-type="float">
            <text:p>0,0024</text:p>
          </table:table-cell>
          <table:table-cell table:formula="of:=(SUM([.H2:.H6])/5)" office:value-type="float" office:value="0.0056" calcext:value-type="float">
            <text:p>0,00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9" calcext:value-type="float">
            <text:p>0,009</text:p>
          </table:table-cell>
          <table:table-cell/>
          <table:table-cell office:value-type="float" office:value="2" calcext:value-type="float">
            <text:p>2</text:p>
          </table:table-cell>
          <table:table-cell table:formula="of:=(SUM([.C7:.C11])/5)" office:value-type="float" office:value="655" calcext:value-type="float">
            <text:p>655</text:p>
          </table:table-cell>
          <table:table-cell table:formula="of:=(SUM([.D7:.D11])/5)" office:value-type="float" office:value="0" calcext:value-type="float">
            <text:p>0</text:p>
          </table:table-cell>
          <table:table-cell table:formula="of:=(SUM([.E7:.E11])/5)" office:value-type="float" office:value="0.0504" calcext:value-type="float">
            <text:p>0,0504</text:p>
          </table:table-cell>
          <table:table-cell table:formula="of:=(SUM([.F7:.F11])/5)" office:value-type="float" office:value="28.7912" calcext:value-type="float">
            <text:p>28,7912</text:p>
          </table:table-cell>
          <table:table-cell table:formula="of:=(SUM([.G7:.G11])/5)" office:value-type="float" office:value="0.086" calcext:value-type="float">
            <text:p>0,086</text:p>
          </table:table-cell>
          <table:table-cell table:formula="of:=(SUM([.H7:.H11])/5)" office:value-type="float" office:value="27.9294" calcext:value-type="float">
            <text:p>27,92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3" calcext:value-type="float">
            <text:p>3</text:p>
          </table:table-cell>
          <table:table-cell table:formula="of:=(SUM([.C12:.C16])/5)" office:value-type="float" office:value="633" calcext:value-type="float">
            <text:p>633</text:p>
          </table:table-cell>
          <table:table-cell table:formula="of:=(SUM([.D12:.D16])/5)" office:value-type="float" office:value="0" calcext:value-type="float">
            <text:p>0</text:p>
          </table:table-cell>
          <table:table-cell table:formula="of:=(SUM([.E12:.E16])/5)" office:value-type="float" office:value="0.0374" calcext:value-type="float">
            <text:p>0,0374</text:p>
          </table:table-cell>
          <table:table-cell table:formula="of:=(SUM([.F12:.F16])/5)" office:value-type="float" office:value="25.549" calcext:value-type="float">
            <text:p>25,549</text:p>
          </table:table-cell>
          <table:table-cell table:formula="of:=(SUM([.G12:.G16])/5)" office:value-type="float" office:value="0.0744" calcext:value-type="float">
            <text:p>0,0744</text:p>
          </table:table-cell>
          <table:table-cell table:formula="of:=(SUM([.H12:.H16])/5)" office:value-type="float" office:value="24.8094" calcext:value-type="float">
            <text:p>24,8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7" calcext:value-type="float">
            <text:p>0,007</text:p>
          </table:table-cell>
          <table:table-cell/>
          <table:table-cell office:value-type="float" office:value="4" calcext:value-type="float">
            <text:p>4</text:p>
          </table:table-cell>
          <table:table-cell table:formula="of:=(SUM([.C17:.C21])/5)" office:value-type="float" office:value="496" calcext:value-type="float">
            <text:p>496</text:p>
          </table:table-cell>
          <table:table-cell table:formula="of:=(SUM([.D17:.D21])/5)" office:value-type="float" office:value="0" calcext:value-type="float">
            <text:p>0</text:p>
          </table:table-cell>
          <table:table-cell table:formula="of:=(SUM([.E17:.E21])/5)" office:value-type="float" office:value="0.043" calcext:value-type="float">
            <text:p>0,043</text:p>
          </table:table-cell>
          <table:table-cell table:formula="of:=(SUM([.F17:.F21])/5)" office:value-type="float" office:value="26.4556" calcext:value-type="float">
            <text:p>26,4556</text:p>
          </table:table-cell>
          <table:table-cell table:formula="of:=(SUM([.G17:.G21])/5)" office:value-type="float" office:value="0.0918" calcext:value-type="float">
            <text:p>0,0918</text:p>
          </table:table-cell>
          <table:table-cell table:formula="of:=(SUM([.H17:.H21])/5)" office:value-type="float" office:value="25.6618" calcext:value-type="float">
            <text:p>25,66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float" office:value="5" calcext:value-type="float">
            <text:p>5</text:p>
          </table:table-cell>
          <table:table-cell table:formula="of:=(SUM([.C22:.C26])/5)" office:value-type="float" office:value="4051" calcext:value-type="float">
            <text:p>4051</text:p>
          </table:table-cell>
          <table:table-cell table:formula="of:=(SUM([.D22:.D26])/5)" office:value-type="float" office:value="0" calcext:value-type="float">
            <text:p>0</text:p>
          </table:table-cell>
          <table:table-cell table:formula="of:=(SUM([.E22:.E26])/5)" office:value-type="float" office:value="0.2224" calcext:value-type="float">
            <text:p>0,2224</text:p>
          </table:table-cell>
          <table:table-cell table:formula="of:=(SUM([.F22:.F26])/5)" office:value-type="float" office:value="587.4336" calcext:value-type="float">
            <text:p>587,4336</text:p>
          </table:table-cell>
          <table:table-cell table:formula="of:=(SUM([.G22:.G26])/5)" office:value-type="float" office:value="0.1726" calcext:value-type="float">
            <text:p>0,1726</text:p>
          </table:table-cell>
          <table:table-cell table:formula="of:=(SUM([.H22:.H26])/5)" office:value-type="float" office:value="584.0428" calcext:value-type="float">
            <text:p>584,04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office:value-type="float" office:value="23.698" calcext:value-type="float">
            <text:p>23,698</text:p>
          </table:table-cell>
          <table:table-cell office:value-type="float" office:value="0.063" calcext:value-type="float">
            <text:p>0,063</text:p>
          </table:table-cell>
          <table:table-cell office:value-type="float" office:value="23.016" calcext:value-type="float">
            <text:p>23,01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office:value-type="float" office:value="26.048" calcext:value-type="float">
            <text:p>26,048</text:p>
          </table:table-cell>
          <table:table-cell office:value-type="float" office:value="0.069" calcext:value-type="float">
            <text:p>0,069</text:p>
          </table:table-cell>
          <table:table-cell office:value-type="float" office:value="25.289" calcext:value-type="float">
            <text:p>25,28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office:value-type="float" office:value="24.664" calcext:value-type="float">
            <text:p>24,664</text:p>
          </table:table-cell>
          <table:table-cell office:value-type="float" office:value="0.086" calcext:value-type="float">
            <text:p>0,086</text:p>
          </table:table-cell>
          <table:table-cell office:value-type="float" office:value="23.897" calcext:value-type="float">
            <text:p>23,89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,067</text:p>
          </table:table-cell>
          <table:table-cell office:value-type="float" office:value="28.72" calcext:value-type="float">
            <text:p>28,72</text:p>
          </table:table-cell>
          <table:table-cell office:value-type="float" office:value="0.087" calcext:value-type="float">
            <text:p>0,087</text:p>
          </table:table-cell>
          <table:table-cell office:value-type="float" office:value="27.862" calcext:value-type="float">
            <text:p>27,86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74" calcext:value-type="float">
            <text:p>0,074</text:p>
          </table:table-cell>
          <table:table-cell office:value-type="float" office:value="40.826" calcext:value-type="float">
            <text:p>40,826</text:p>
          </table:table-cell>
          <table:table-cell office:value-type="float" office:value="0.125" calcext:value-type="float">
            <text:p>0,125</text:p>
          </table:table-cell>
          <table:table-cell office:value-type="float" office:value="39.583" calcext:value-type="float">
            <text:p>39,58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,035</text:p>
          </table:table-cell>
          <table:table-cell office:value-type="float" office:value="25.563" calcext:value-type="float">
            <text:p>25,563</text:p>
          </table:table-cell>
          <table:table-cell office:value-type="float" office:value="0.071" calcext:value-type="float">
            <text:p>0,071</text:p>
          </table:table-cell>
          <table:table-cell office:value-type="float" office:value="24.802" calcext:value-type="float">
            <text:p>24,80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office:value-type="float" office:value="24.467" calcext:value-type="float">
            <text:p>24,467</text:p>
          </table:table-cell>
          <table:table-cell office:value-type="float" office:value="0.063" calcext:value-type="float">
            <text:p>0,063</text:p>
          </table:table-cell>
          <table:table-cell office:value-type="float" office:value="23.728" calcext:value-type="float">
            <text:p>23,72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office:value-type="float" office:value="28.258" calcext:value-type="float">
            <text:p>28,258</text:p>
          </table:table-cell>
          <table:table-cell office:value-type="float" office:value="0.086" calcext:value-type="float">
            <text:p>0,086</text:p>
          </table:table-cell>
          <table:table-cell office:value-type="float" office:value="27.45" calcext:value-type="float">
            <text:p>27,4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office:value-type="float" office:value="25.157" calcext:value-type="float">
            <text:p>25,157</text:p>
          </table:table-cell>
          <table:table-cell office:value-type="float" office:value="0.081" calcext:value-type="float">
            <text:p>0,081</text:p>
          </table:table-cell>
          <table:table-cell office:value-type="float" office:value="24.454" calcext:value-type="float">
            <text:p>24,45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,042</text:p>
          </table:table-cell>
          <table:table-cell office:value-type="float" office:value="24.3" calcext:value-type="float">
            <text:p>24,3</text:p>
          </table:table-cell>
          <table:table-cell office:value-type="float" office:value="0.071" calcext:value-type="float">
            <text:p>0,071</text:p>
          </table:table-cell>
          <table:table-cell office:value-type="float" office:value="23.613" calcext:value-type="float">
            <text:p>23,61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,034</text:p>
          </table:table-cell>
          <table:table-cell office:value-type="float" office:value="23.401" calcext:value-type="float">
            <text:p>23,401</text:p>
          </table:table-cell>
          <table:table-cell office:value-type="float" office:value="0.097" calcext:value-type="float">
            <text:p>0,097</text:p>
          </table:table-cell>
          <table:table-cell office:value-type="float" office:value="22.669" calcext:value-type="float">
            <text:p>22,66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,035</text:p>
          </table:table-cell>
          <table:table-cell office:value-type="float" office:value="23.006" calcext:value-type="float">
            <text:p>23,006</text:p>
          </table:table-cell>
          <table:table-cell office:value-type="float" office:value="0.07" calcext:value-type="float">
            <text:p>0,07</text:p>
          </table:table-cell>
          <table:table-cell office:value-type="float" office:value="22.316" calcext:value-type="float">
            <text:p>22,31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,061</text:p>
          </table:table-cell>
          <table:table-cell office:value-type="float" office:value="29.243" calcext:value-type="float">
            <text:p>29,243</text:p>
          </table:table-cell>
          <table:table-cell office:value-type="float" office:value="0.088" calcext:value-type="float">
            <text:p>0,088</text:p>
          </table:table-cell>
          <table:table-cell office:value-type="float" office:value="28.375" calcext:value-type="float">
            <text:p>28,37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28.164" calcext:value-type="float">
            <text:p>28,164</text:p>
          </table:table-cell>
          <table:table-cell office:value-type="float" office:value="0.089" calcext:value-type="float">
            <text:p>0,089</text:p>
          </table:table-cell>
          <table:table-cell office:value-type="float" office:value="27.334" calcext:value-type="float">
            <text:p>27,33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,035</text:p>
          </table:table-cell>
          <table:table-cell office:value-type="float" office:value="28.464" calcext:value-type="float">
            <text:p>28,464</text:p>
          </table:table-cell>
          <table:table-cell office:value-type="float" office:value="0.115" calcext:value-type="float">
            <text:p>0,115</text:p>
          </table:table-cell>
          <table:table-cell office:value-type="float" office:value="27.615" calcext:value-type="float">
            <text:p>27,61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580.024" calcext:value-type="float">
            <text:p>580,024</text:p>
          </table:table-cell>
          <table:table-cell office:value-type="float" office:value="0.167" calcext:value-type="float">
            <text:p>0,167</text:p>
          </table:table-cell>
          <table:table-cell office:value-type="float" office:value="576.656" calcext:value-type="float">
            <text:p>576,65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234" calcext:value-type="float">
            <text:p>0,234</text:p>
          </table:table-cell>
          <table:table-cell office:value-type="float" office:value="598.508" calcext:value-type="float">
            <text:p>598,508</text:p>
          </table:table-cell>
          <table:table-cell office:value-type="float" office:value="0.19" calcext:value-type="float">
            <text:p>0,19</text:p>
          </table:table-cell>
          <table:table-cell office:value-type="float" office:value="595.06" calcext:value-type="float">
            <text:p>595,0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,205</text:p>
          </table:table-cell>
          <table:table-cell office:value-type="float" office:value="599.956" calcext:value-type="float">
            <text:p>599,956</text:p>
          </table:table-cell>
          <table:table-cell office:value-type="float" office:value="0.167" calcext:value-type="float">
            <text:p>0,167</text:p>
          </table:table-cell>
          <table:table-cell office:value-type="float" office:value="596.532" calcext:value-type="float">
            <text:p>596,5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196" calcext:value-type="float">
            <text:p>0,196</text:p>
          </table:table-cell>
          <table:table-cell office:value-type="float" office:value="571.818" calcext:value-type="float">
            <text:p>571,818</text:p>
          </table:table-cell>
          <table:table-cell office:value-type="float" office:value="0.161" calcext:value-type="float">
            <text:p>0,161</text:p>
          </table:table-cell>
          <table:table-cell office:value-type="float" office:value="568.458" calcext:value-type="float">
            <text:p>568,45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287" calcext:value-type="float">
            <text:p>0,287</text:p>
          </table:table-cell>
          <table:table-cell office:value-type="float" office:value="586.862" calcext:value-type="float">
            <text:p>586,862</text:p>
          </table:table-cell>
          <table:table-cell office:value-type="float" office:value="0.178" calcext:value-type="float">
            <text:p>0,178</text:p>
          </table:table-cell>
          <table:table-cell office:value-type="float" office:value="583.508" calcext:value-type="float">
            <text:p>583,508</text:p>
          </table:table-cell>
          <table:table-cell table:number-columns-repeated="8"/>
        </table:table-row>
      </table:table>
      <table:table table:name="Hash - Open - Quadratic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des</text:p>
          </table:table-cell>
          <table:table-cell office:value-type="string" calcext:value-type="string">
            <text:p>Execució</text:p>
          </table:table-cell>
          <table:table-cell office:value-type="string" calcext:value-type="string">
            <text:p>Ins. Salts</text:p>
          </table:table-cell>
          <table:table-cell office:value-type="string" calcext:value-type="string">
            <text:p>Ins. Errors</text:p>
          </table:table-cell>
          <table:table-cell office:value-type="string" calcext:value-type="string">
            <text:p>Ins. Temps</text:p>
          </table:table-cell>
          <table:table-cell office:value-type="string" calcext:value-type="string">
            <text:p>Cer. Temps</text:p>
          </table:table-cell>
          <table:table-cell office:value-type="string" calcext:value-type="string">
            <text:p>Cer. Temps T.</text:p>
          </table:table-cell>
          <table:table-cell office:value-type="string" calcext:value-type="string">
            <text:p>Cer. Temps !T.</text:p>
          </table:table-cell>
          <table:table-cell/>
          <table:table-cell office:value-type="string" calcext:value-type="string">
            <text:p>Dades</text:p>
          </table:table-cell>
          <table:table-cell office:value-type="string" calcext:value-type="string">
            <text:p>Ins. Salts</text:p>
          </table:table-cell>
          <table:table-cell office:value-type="string" calcext:value-type="string">
            <text:p>Ins. Errors</text:p>
          </table:table-cell>
          <table:table-cell office:value-type="string" calcext:value-type="string">
            <text:p>Ins. Temps</text:p>
          </table:table-cell>
          <table:table-cell office:value-type="string" calcext:value-type="string">
            <text:p>Cer. Temps</text:p>
          </table:table-cell>
          <table:table-cell office:value-type="string" calcext:value-type="string">
            <text:p>Cer. Temps T.</text:p>
          </table:table-cell>
          <table:table-cell office:value-type="string" calcext:value-type="string">
            <text:p>Cer. Temps !T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9" calcext:value-type="float">
            <text:p>0,009</text:p>
          </table:table-cell>
          <table:table-cell/>
          <table:table-cell office:value-type="float" office:value="1" calcext:value-type="float">
            <text:p>1</text:p>
          </table:table-cell>
          <table:table-cell table:formula="of:=(SUM([.C2:.C6])/5)" office:value-type="float" office:value="4" calcext:value-type="float">
            <text:p>4</text:p>
          </table:table-cell>
          <table:table-cell table:formula="of:=(SUM([.D2:.D6])/5)" office:value-type="float" office:value="0" calcext:value-type="float">
            <text:p>0</text:p>
          </table:table-cell>
          <table:table-cell table:formula="of:=(SUM([.E2:.E6])/5)" office:value-type="float" office:value="0.0016" calcext:value-type="float">
            <text:p>0,0016</text:p>
          </table:table-cell>
          <table:table-cell table:formula="of:=(SUM([.F2:.F6])/5)" office:value-type="float" office:value="0.0184" calcext:value-type="float">
            <text:p>0,0184</text:p>
          </table:table-cell>
          <table:table-cell table:formula="of:=(SUM([.G2:.G6])/5)" office:value-type="float" office:value="0.0034" calcext:value-type="float">
            <text:p>0,0034</text:p>
          </table:table-cell>
          <table:table-cell table:formula="of:=(SUM([.H2:.H6])/5)" office:value-type="float" office:value="0.0078" calcext:value-type="float">
            <text:p>0,00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8" calcext:value-type="float">
            <text:p>0,008</text:p>
          </table:table-cell>
          <table:table-cell/>
          <table:table-cell office:value-type="float" office:value="2" calcext:value-type="float">
            <text:p>2</text:p>
          </table:table-cell>
          <table:table-cell table:formula="of:=(SUM([.C7:.C11])/5)" office:value-type="float" office:value="655" calcext:value-type="float">
            <text:p>655</text:p>
          </table:table-cell>
          <table:table-cell table:formula="of:=(SUM([.D7:.D11])/5)" office:value-type="float" office:value="0" calcext:value-type="float">
            <text:p>0</text:p>
          </table:table-cell>
          <table:table-cell table:formula="of:=(SUM([.E7:.E11])/5)" office:value-type="float" office:value="0.039" calcext:value-type="float">
            <text:p>0,039</text:p>
          </table:table-cell>
          <table:table-cell table:formula="of:=(SUM([.F7:.F11])/5)" office:value-type="float" office:value="26.4956" calcext:value-type="float">
            <text:p>26,4956</text:p>
          </table:table-cell>
          <table:table-cell table:formula="of:=(SUM([.G7:.G11])/5)" office:value-type="float" office:value="0.0758" calcext:value-type="float">
            <text:p>0,0758</text:p>
          </table:table-cell>
          <table:table-cell table:formula="of:=(SUM([.H7:.H11])/5)" office:value-type="float" office:value="25.7054" calcext:value-type="float">
            <text:p>25,70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21" calcext:value-type="float">
            <text:p>0,021</text:p>
          </table:table-cell>
          <table:table-cell table:number-columns-repeated="2" office:value-type="float" office:value="0.006" calcext:value-type="float">
            <text:p>0,006</text:p>
          </table:table-cell>
          <table:table-cell/>
          <table:table-cell office:value-type="float" office:value="3" calcext:value-type="float">
            <text:p>3</text:p>
          </table:table-cell>
          <table:table-cell table:formula="of:=(SUM([.C12:.C16])/5)" office:value-type="float" office:value="633" calcext:value-type="float">
            <text:p>633</text:p>
          </table:table-cell>
          <table:table-cell table:formula="of:=(SUM([.D12:.D16])/5)" office:value-type="float" office:value="0" calcext:value-type="float">
            <text:p>0</text:p>
          </table:table-cell>
          <table:table-cell table:formula="of:=(SUM([.E12:.E16])/5)" office:value-type="float" office:value="0.0452" calcext:value-type="float">
            <text:p>0,0452</text:p>
          </table:table-cell>
          <table:table-cell table:formula="of:=(SUM([.F12:.F16])/5)" office:value-type="float" office:value="28.6108" calcext:value-type="float">
            <text:p>28,6108</text:p>
          </table:table-cell>
          <table:table-cell table:formula="of:=(SUM([.G12:.G16])/5)" office:value-type="float" office:value="0.09" calcext:value-type="float">
            <text:p>0,09</text:p>
          </table:table-cell>
          <table:table-cell table:formula="of:=(SUM([.H12:.H16])/5)" office:value-type="float" office:value="27.761" calcext:value-type="float">
            <text:p>27,7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9" calcext:value-type="float">
            <text:p>0,009</text:p>
          </table:table-cell>
          <table:table-cell/>
          <table:table-cell office:value-type="float" office:value="4" calcext:value-type="float">
            <text:p>4</text:p>
          </table:table-cell>
          <table:table-cell table:formula="of:=(SUM([.C17:.C21])/5)" office:value-type="float" office:value="496" calcext:value-type="float">
            <text:p>496</text:p>
          </table:table-cell>
          <table:table-cell table:formula="of:=(SUM([.D17:.D21])/5)" office:value-type="float" office:value="0" calcext:value-type="float">
            <text:p>0</text:p>
          </table:table-cell>
          <table:table-cell table:formula="of:=(SUM([.E17:.E21])/5)" office:value-type="float" office:value="0.0376" calcext:value-type="float">
            <text:p>0,0376</text:p>
          </table:table-cell>
          <table:table-cell table:formula="of:=(SUM([.F17:.F21])/5)" office:value-type="float" office:value="24.4654" calcext:value-type="float">
            <text:p>24,4654</text:p>
          </table:table-cell>
          <table:table-cell table:formula="of:=(SUM([.G17:.G21])/5)" office:value-type="float" office:value="0.0666" calcext:value-type="float">
            <text:p>0,0666</text:p>
          </table:table-cell>
          <table:table-cell table:formula="of:=(SUM([.H17:.H21])/5)" office:value-type="float" office:value="23.7584" calcext:value-type="float">
            <text:p>23,75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/>
          <table:table-cell office:value-type="float" office:value="5" calcext:value-type="float">
            <text:p>5</text:p>
          </table:table-cell>
          <table:table-cell table:formula="of:=(SUM([.C22:.C26])/5)" office:value-type="float" office:value="4051" calcext:value-type="float">
            <text:p>4051</text:p>
          </table:table-cell>
          <table:table-cell table:formula="of:=(SUM([.D22:.D26])/5)" office:value-type="float" office:value="0" calcext:value-type="float">
            <text:p>0</text:p>
          </table:table-cell>
          <table:table-cell table:formula="of:=(SUM([.E22:.E26])/5)" office:value-type="float" office:value="0.1986" calcext:value-type="float">
            <text:p>0,1986</text:p>
          </table:table-cell>
          <table:table-cell table:formula="of:=(SUM([.F22:.F26])/5)" office:value-type="float" office:value="591.6906" calcext:value-type="float">
            <text:p>591,6906</text:p>
          </table:table-cell>
          <table:table-cell table:formula="of:=(SUM([.G22:.G26])/5)" office:value-type="float" office:value="0.1816" calcext:value-type="float">
            <text:p>0,1816</text:p>
          </table:table-cell>
          <table:table-cell table:formula="of:=(SUM([.H22:.H26])/5)" office:value-type="float" office:value="588.2954" calcext:value-type="float">
            <text:p>588,2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,038</text:p>
          </table:table-cell>
          <table:table-cell office:value-type="float" office:value="35.811" calcext:value-type="float">
            <text:p>35,811</text:p>
          </table:table-cell>
          <table:table-cell office:value-type="float" office:value="0.098" calcext:value-type="float">
            <text:p>0,098</text:p>
          </table:table-cell>
          <table:table-cell office:value-type="float" office:value="34.772" calcext:value-type="float">
            <text:p>34,77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,038</text:p>
          </table:table-cell>
          <table:table-cell office:value-type="float" office:value="24.113" calcext:value-type="float">
            <text:p>24,113</text:p>
          </table:table-cell>
          <table:table-cell office:value-type="float" office:value="0.069" calcext:value-type="float">
            <text:p>0,069</text:p>
          </table:table-cell>
          <table:table-cell office:value-type="float" office:value="23.381" calcext:value-type="float">
            <text:p>23,38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,038</text:p>
          </table:table-cell>
          <table:table-cell office:value-type="float" office:value="24.147" calcext:value-type="float">
            <text:p>24,147</text:p>
          </table:table-cell>
          <table:table-cell office:value-type="float" office:value="0.07" calcext:value-type="float">
            <text:p>0,07</text:p>
          </table:table-cell>
          <table:table-cell office:value-type="float" office:value="23.429" calcext:value-type="float">
            <text:p>23,42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,038</text:p>
          </table:table-cell>
          <table:table-cell office:value-type="float" office:value="24.814" calcext:value-type="float">
            <text:p>24,814</text:p>
          </table:table-cell>
          <table:table-cell office:value-type="float" office:value="0.069" calcext:value-type="float">
            <text:p>0,069</text:p>
          </table:table-cell>
          <table:table-cell office:value-type="float" office:value="24.081" calcext:value-type="float">
            <text:p>24,08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43" calcext:value-type="float">
            <text:p>0,043</text:p>
          </table:table-cell>
          <table:table-cell office:value-type="float" office:value="23.593" calcext:value-type="float">
            <text:p>23,593</text:p>
          </table:table-cell>
          <table:table-cell office:value-type="float" office:value="0.073" calcext:value-type="float">
            <text:p>0,073</text:p>
          </table:table-cell>
          <table:table-cell office:value-type="float" office:value="22.864" calcext:value-type="float">
            <text:p>22,86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,039</text:p>
          </table:table-cell>
          <table:table-cell office:value-type="float" office:value="24.082" calcext:value-type="float">
            <text:p>24,082</text:p>
          </table:table-cell>
          <table:table-cell office:value-type="float" office:value="0.072" calcext:value-type="float">
            <text:p>0,072</text:p>
          </table:table-cell>
          <table:table-cell office:value-type="float" office:value="23.364" calcext:value-type="float">
            <text:p>23,36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,054</text:p>
          </table:table-cell>
          <table:table-cell office:value-type="float" office:value="39.132" calcext:value-type="float">
            <text:p>39,132</text:p>
          </table:table-cell>
          <table:table-cell office:value-type="float" office:value="0.128" calcext:value-type="float">
            <text:p>0,128</text:p>
          </table:table-cell>
          <table:table-cell office:value-type="float" office:value="37.985" calcext:value-type="float">
            <text:p>37,98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,038</text:p>
          </table:table-cell>
          <table:table-cell office:value-type="float" office:value="24.853" calcext:value-type="float">
            <text:p>24,853</text:p>
          </table:table-cell>
          <table:table-cell office:value-type="float" office:value="0.092" calcext:value-type="float">
            <text:p>0,092</text:p>
          </table:table-cell>
          <table:table-cell office:value-type="float" office:value="24.094" calcext:value-type="float">
            <text:p>24,09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,038</text:p>
          </table:table-cell>
          <table:table-cell office:value-type="float" office:value="24.113" calcext:value-type="float">
            <text:p>24,113</text:p>
          </table:table-cell>
          <table:table-cell office:value-type="float" office:value="0.073" calcext:value-type="float">
            <text:p>0,073</text:p>
          </table:table-cell>
          <table:table-cell office:value-type="float" office:value="23.399" calcext:value-type="float">
            <text:p>23,39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,057</text:p>
          </table:table-cell>
          <table:table-cell office:value-type="float" office:value="30.874" calcext:value-type="float">
            <text:p>30,874</text:p>
          </table:table-cell>
          <table:table-cell office:value-type="float" office:value="0.085" calcext:value-type="float">
            <text:p>0,085</text:p>
          </table:table-cell>
          <table:table-cell office:value-type="float" office:value="29.963" calcext:value-type="float">
            <text:p>29,96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,035</text:p>
          </table:table-cell>
          <table:table-cell office:value-type="float" office:value="24.067" calcext:value-type="float">
            <text:p>24,067</text:p>
          </table:table-cell>
          <table:table-cell office:value-type="float" office:value="0.068" calcext:value-type="float">
            <text:p>0,068</text:p>
          </table:table-cell>
          <table:table-cell office:value-type="float" office:value="23.367" calcext:value-type="float">
            <text:p>23,36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23.944" calcext:value-type="float">
            <text:p>23,944</text:p>
          </table:table-cell>
          <table:table-cell office:value-type="float" office:value="0.071" calcext:value-type="float">
            <text:p>0,071</text:p>
          </table:table-cell>
          <table:table-cell office:value-type="float" office:value="23.243" calcext:value-type="float">
            <text:p>23,24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office:value-type="float" office:value="23.883" calcext:value-type="float">
            <text:p>23,883</text:p>
          </table:table-cell>
          <table:table-cell office:value-type="float" office:value="0.055" calcext:value-type="float">
            <text:p>0,055</text:p>
          </table:table-cell>
          <table:table-cell office:value-type="float" office:value="23.181" calcext:value-type="float">
            <text:p>23,18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,035</text:p>
          </table:table-cell>
          <table:table-cell office:value-type="float" office:value="23.895" calcext:value-type="float">
            <text:p>23,895</text:p>
          </table:table-cell>
          <table:table-cell office:value-type="float" office:value="0.064" calcext:value-type="float">
            <text:p>0,064</text:p>
          </table:table-cell>
          <table:table-cell office:value-type="float" office:value="23.213" calcext:value-type="float">
            <text:p>23,21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,041</text:p>
          </table:table-cell>
          <table:table-cell office:value-type="float" office:value="26.538" calcext:value-type="float">
            <text:p>26,538</text:p>
          </table:table-cell>
          <table:table-cell office:value-type="float" office:value="0.075" calcext:value-type="float">
            <text:p>0,075</text:p>
          </table:table-cell>
          <table:table-cell office:value-type="float" office:value="25.788" calcext:value-type="float">
            <text:p>25,78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194" calcext:value-type="float">
            <text:p>0,194</text:p>
          </table:table-cell>
          <table:table-cell office:value-type="float" office:value="582.333" calcext:value-type="float">
            <text:p>582,333</text:p>
          </table:table-cell>
          <table:table-cell office:value-type="float" office:value="0.175" calcext:value-type="float">
            <text:p>0,175</text:p>
          </table:table-cell>
          <table:table-cell office:value-type="float" office:value="579.021" calcext:value-type="float">
            <text:p>579,02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206" calcext:value-type="float">
            <text:p>0,206</text:p>
          </table:table-cell>
          <table:table-cell office:value-type="float" office:value="580.187" calcext:value-type="float">
            <text:p>580,187</text:p>
          </table:table-cell>
          <table:table-cell office:value-type="float" office:value="0.179" calcext:value-type="float">
            <text:p>0,179</text:p>
          </table:table-cell>
          <table:table-cell office:value-type="float" office:value="576.957" calcext:value-type="float">
            <text:p>576,95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193" calcext:value-type="float">
            <text:p>0,193</text:p>
          </table:table-cell>
          <table:table-cell office:value-type="float" office:value="579.251" calcext:value-type="float">
            <text:p>579,251</text:p>
          </table:table-cell>
          <table:table-cell office:value-type="float" office:value="0.163" calcext:value-type="float">
            <text:p>0,163</text:p>
          </table:table-cell>
          <table:table-cell office:value-type="float" office:value="575.95" calcext:value-type="float">
            <text:p>575,9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202" calcext:value-type="float">
            <text:p>0,202</text:p>
          </table:table-cell>
          <table:table-cell office:value-type="float" office:value="618.316" calcext:value-type="float">
            <text:p>618,316</text:p>
          </table:table-cell>
          <table:table-cell office:value-type="float" office:value="0.195" calcext:value-type="float">
            <text:p>0,195</text:p>
          </table:table-cell>
          <table:table-cell office:value-type="float" office:value="614.751" calcext:value-type="float">
            <text:p>614,75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198" calcext:value-type="float">
            <text:p>0,198</text:p>
          </table:table-cell>
          <table:table-cell office:value-type="float" office:value="598.366" calcext:value-type="float">
            <text:p>598,366</text:p>
          </table:table-cell>
          <table:table-cell office:value-type="float" office:value="0.196" calcext:value-type="float">
            <text:p>0,196</text:p>
          </table:table-cell>
          <table:table-cell office:value-type="float" office:value="594.798" calcext:value-type="float">
            <text:p>594,79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iol Closa</meta:initial-creator>
    <meta:creation-date>2018-05-01T11:39:30.018874009</meta:creation-date>
    <meta:generator>LibreOffice/5.0.3.2$Linux_X86_64 LibreOffice_project/00m0$Build-2</meta:generator>
    <dc:date>2018-05-01T12:34:32.138279296</dc:date>
    <dc:creator>Oriol Closa</dc:creator>
    <meta:editing-duration>PT39M51S</meta:editing-duration>
    <meta:editing-cycles>4</meta:editing-cycles>
    <meta:document-statistic meta:table-count="2" meta:cell-count="500" meta:object-count="0"/>
  </office:meta>
</office:document-meta>
</file>